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7cm" style:rel-column-width="42397*"/>
    </style:style>
    <style:style style:name="Tabell1.B" style:family="table-column">
      <style:table-column-properties style:column-width="2.302cm" style:rel-column-width="11635*"/>
    </style:style>
    <style:style style:name="Tabell1.C" style:family="table-column">
      <style:table-column-properties style:column-width="2.275cm" style:rel-column-width="11503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A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2.965cm" fo:margin-left="2.021cm" fo:margin-right="2.014cm" table:align="margins"/>
    </style:style>
    <style:style style:name="Tabell3.A" style:family="table-column">
      <style:table-column-properties style:column-width="8.387cm" style:rel-column-width="42397*"/>
    </style:style>
    <style:style style:name="Tabell3.B" style:family="table-column">
      <style:table-column-properties style:column-width="2.302cm" style:rel-column-width="11635*"/>
    </style:style>
    <style:style style:name="Tabell3.C" style:family="table-column">
      <style:table-column-properties style:column-width="2.275cm" style:rel-column-width="11503*"/>
    </style:style>
    <style:style style:name="Tabell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3.A2" style:family="table-cell">
      <style:table-cell-properties style:vertical-align="middle" fo:padding="0.097cm" fo:border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" style:family="table">
      <style:table-properties style:width="12.965cm" fo:margin-left="2.021cm" fo:margin-right="2.014cm" table:align="margins"/>
    </style:style>
    <style:style style:name="Tabell4.A" style:family="table-column">
      <style:table-column-properties style:column-width="8.387cm" style:rel-column-width="42397*"/>
    </style:style>
    <style:style style:name="Tabell4.B" style:family="table-column">
      <style:table-column-properties style:column-width="2.302cm" style:rel-column-width="11635*"/>
    </style:style>
    <style:style style:name="Tabell4.C" style:family="table-column">
      <style:table-column-properties style:column-width="2.275cm" style:rel-column-width="11503*"/>
    </style:style>
    <style:style style:name="Tabell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4.A2" style:family="table-cell">
      <style:table-cell-properties style:vertical-align="middle" fo:padding="0.097cm" fo:border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5" style:family="table">
      <style:table-properties style:width="12.965cm" fo:margin-left="2.021cm" fo:margin-right="2.014cm" table:align="margins"/>
    </style:style>
    <style:style style:name="Tabell5.A" style:family="table-column">
      <style:table-column-properties style:column-width="8.387cm" style:rel-column-width="42397*"/>
    </style:style>
    <style:style style:name="Tabell5.B" style:family="table-column">
      <style:table-column-properties style:column-width="2.302cm" style:rel-column-width="11635*"/>
    </style:style>
    <style:style style:name="Tabell5.C" style:family="table-column">
      <style:table-column-properties style:column-width="2.275cm" style:rel-column-width="11503*"/>
    </style:style>
    <style:style style:name="Tabell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5.A2" style:family="table-cell">
      <style:table-cell-properties style:vertical-align="middle" fo:padding="0.097cm" fo:border="0.002cm solid #000000"/>
    </style:style>
    <style:style style:name="Tabell5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5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6" style:family="table">
      <style:table-properties style:width="12.965cm" fo:margin-left="2.021cm" fo:margin-right="2.014cm" table:align="margins"/>
    </style:style>
    <style:style style:name="Tabell6.A" style:family="table-column">
      <style:table-column-properties style:column-width="8.387cm" style:rel-column-width="42397*"/>
    </style:style>
    <style:style style:name="Tabell6.B" style:family="table-column">
      <style:table-column-properties style:column-width="2.302cm" style:rel-column-width="11635*"/>
    </style:style>
    <style:style style:name="Tabell6.C" style:family="table-column">
      <style:table-column-properties style:column-width="2.275cm" style:rel-column-width="11503*"/>
    </style:style>
    <style:style style:name="Tabell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6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6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6.A2" style:family="table-cell">
      <style:table-cell-properties style:vertical-align="middle" fo:padding="0.097cm" fo:border="0.002cm solid #000000"/>
    </style:style>
    <style:style style:name="Tabell6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6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/>
    </style:style>
    <style:style style:name="P10" style:family="paragraph" style:parent-style-name="Table_20_Contents">
      <style:paragraph-properties fo:text-align="center" style:justify-single-word="false"/>
      <style:text-properties fo:color="#666666" fo:font-style="normal" style:font-style-asian="normal" style:font-style-complex="normal"/>
    </style:style>
    <style:style style:name="P11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fo:font-style="italic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color="#000000" fo:font-style="normal" style:font-style-asian="normal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/>
    </style:style>
    <style:style style:name="T1" style:family="text">
      <style:text-properties fo:color="#66666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12"/>
      <text:p text:style-name="P13">Sprint 1 <text:s/></text:p>
      <text:p text:style-name="P1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11">Plugga/läsa på/googla kod-teknikerna </text:p>
            <text:p text:style-name="P11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12"/>
      <text:p text:style-name="P12"/>
      <text:p text:style-name="P13">Sprint 2 <text:s/></text:p>
      <text:p text:style-name="P1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11">Plugga/läsa på/googla kod-teknikerna </text:p>
            <text:p text:style-name="P11">jag kommer att behöva använda.<text:line-break/></text:p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5"/>
            <text:p text:style-name="P5">Javascript + CSS</text:p>
            <text:p text:style-name="P3">Designa + bygg upp struktur för popupfönster</text:p>
            <text:p text:style-name="P3"/>
          </table:table-cell>
          <table:table-cell table:style-name="Tabell2.B2" office:value-type="float" office:value="3">
            <text:p text:style-name="P3">3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4" office:value-type="string">
            <text:p text:style-name="P5"/>
            <text:p text:style-name="P5">Javascript + CSS</text:p>
            <text:p text:style-name="P6">Lägg till laddarikon i popupfönster</text:p>
            <text:p text:style-name="P5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2">
            <text:p text:style-name="P3">2</text:p>
          </table:table-cell>
        </table:table-row>
      </table:table>
      <text:p text:style-name="P12"/>
      <text:p text:style-name="P13"><text:soft-page-break/>Sprint 3 </text:p>
      <text:p text:style-name="P12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2">UPPGIFT</text:p>
          </table:table-cell>
          <table:table-cell table:style-name="Tabell3.B1" office:value-type="float" office:value="1">
            <text:p text:style-name="P2">1</text:p>
          </table:table-cell>
          <table:table-cell table:style-name="Tabell3.C1" office:value-type="float" office:value="2">
            <text:p text:style-name="P2">2</text:p>
          </table:table-cell>
        </table:table-row>
        <table:table-row>
          <table:table-cell table:style-name="Tabell3.A2" office:value-type="string">
            <text:p text:style-name="P5"/>
            <text:p text:style-name="P5">Javascript + CSS</text:p>
            <text:p text:style-name="P3">Fixa så att padding runt bilderna och att den bredaste bilden anger standardstorlek för tumnagelbilderna.</text:p>
            <text:p text:style-name="P3"/>
          </table:table-cell>
          <table:table-cell table:style-name="Tabell3.B2" office:value-type="float" office:value="0">
            <text:p text:style-name="P3">0</text:p>
          </table:table-cell>
          <table:table-cell table:style-name="Tabell3.C2" office:value-type="float" office:value="2">
            <text:p text:style-name="P3">2</text:p>
          </table:table-cell>
        </table:table-row>
        <table:table-row>
          <table:table-cell table:style-name="Tabell3.A3" office:value-type="string">
            <text:p text:style-name="P5"/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3.B2" office:value-type="float" office:value="4">
            <text:p text:style-name="P3">4</text:p>
          </table:table-cell>
          <table:table-cell table:style-name="Tabell3.C2" office:value-type="float" office:value="0">
            <text:p text:style-name="P3">0</text:p>
          </table:table-cell>
        </table:table-row>
        <table:table-row>
          <table:table-cell table:style-name="Tabell3.A3" office:value-type="string">
            <text:p text:style-name="P5"/>
            <text:p text:style-name="P5">Javascript + CSS</text:p>
            <text:p text:style-name="P6">När man trycker på en tumnagelbild ska bakgrunden för ”skrivbordet” ändras till den bilden.</text:p>
            <text:p text:style-name="P6"/>
          </table:table-cell>
          <table:table-cell table:style-name="Tabell3.B2">
            <text:p text:style-name="P3"/>
          </table:table-cell>
          <table:table-cell table:style-name="Tabell3.C2" office:value-type="float" office:value="2">
            <text:p text:style-name="P3">2</text:p>
          </table:table-cell>
        </table:table-row>
      </table:table>
      <text:p text:style-name="P12"/>
      <text:p text:style-name="P14">Sprint 4 (AVBRUTEN) </text:p>
      <text:p text:style-name="P15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7">UPPGIFT</text:p>
          </table:table-cell>
          <table:table-cell table:style-name="Tabell4.B1" office:value-type="float" office:value="1">
            <text:p text:style-name="P7">1</text:p>
          </table:table-cell>
          <table:table-cell table:style-name="Tabell4.C1" office:value-type="float" office:value="2">
            <text:p text:style-name="P7">2</text:p>
          </table:table-cell>
        </table:table-row>
        <table:table-row>
          <table:table-cell table:style-name="Tabell4.A2" office:value-type="string">
            <text:p text:style-name="P8"/>
            <text:p text:style-name="P8">Javascript + CSS</text:p>
            <text:p text:style-name="P9">Bilder ska visas i ett större format och egen popup om man trycker på en tumbagelbild.</text:p>
            <text:p text:style-name="P9"/>
          </table:table-cell>
          <table:table-cell table:style-name="Tabell4.B2" office:value-type="float" office:value="2">
            <text:p text:style-name="P9">2</text:p>
          </table:table-cell>
          <table:table-cell table:style-name="Tabell4.C2" office:value-type="float" office:value="0">
            <text:p text:style-name="P9">0</text:p>
          </table:table-cell>
        </table:table-row>
        <table:table-row>
          <table:table-cell table:style-name="Tabell4.A3" office:value-type="string">
            <text:p text:style-name="P8"/>
            <text:p text:style-name="P8">Javascript</text:p>
            <text:p text:style-name="P9">Fixa så att laddarikonen är syncad med hur lång tid servern man anropar tar. </text:p>
            <text:p text:style-name="P9"/>
          </table:table-cell>
          <table:table-cell table:style-name="Tabell4.B2" office:value-type="float" office:value="2">
            <text:p text:style-name="P9">2</text:p>
          </table:table-cell>
          <table:table-cell table:style-name="Tabell4.C2" office:value-type="float" office:value="0">
            <text:p text:style-name="P9">0</text:p>
          </table:table-cell>
        </table:table-row>
        <table:table-row>
          <table:table-cell table:style-name="Tabell4.A3" office:value-type="string">
            <text:p text:style-name="P8"/>
            <text:p text:style-name="P8">Javascript + CSS</text:p>
            <text:p text:style-name="P10">Gör så att man kan ändra storlek på fönstret.</text:p>
            <text:p text:style-name="P10"/>
          </table:table-cell>
          <table:table-cell table:style-name="Tabell4.B2">
            <text:p text:style-name="P9"/>
          </table:table-cell>
          <table:table-cell table:style-name="Tabell4.C2" office:value-type="float" office:value="3">
            <text:p text:style-name="P9">3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NY Sprint 4 </text:p>
      <text:p text:style-name="P12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2">UPPGIFT</text:p>
          </table:table-cell>
          <table:table-cell table:style-name="Tabell5.B1" office:value-type="float" office:value="1">
            <text:p text:style-name="P2">1</text:p>
          </table:table-cell>
          <table:table-cell table:style-name="Tabell5.C1" office:value-type="float" office:value="2">
            <text:p text:style-name="P2">2</text:p>
          </table:table-cell>
        </table:table-row>
        <table:table-row>
          <table:table-cell table:style-name="Tabell5.A2" office:value-type="string">
            <text:p text:style-name="P5"/>
            <text:p text:style-name="P5">Javascript + CSS</text:p>
            <text:p text:style-name="P3">Bilder ska visas i ett större format och egen popup om man trycker på en tumbagelbild.</text:p>
            <text:p text:style-name="P3"/>
          </table:table-cell>
          <table:table-cell table:style-name="Tabell5.B2" office:value-type="float" office:value="0">
            <text:p text:style-name="P3">0</text:p>
          </table:table-cell>
          <table:table-cell table:style-name="Tabell5.C2" office:value-type="float" office:value="4">
            <text:p text:style-name="P3">4</text:p>
          </table:table-cell>
        </table:table-row>
        <table:table-row>
          <table:table-cell table:style-name="Tabell5.A3" office:value-type="string">
            <text:p text:style-name="P5"/>
            <text:p text:style-name="P5">Javascript</text:p>
            <text:p text:style-name="P3">Fixa så att laddarikonen är syncad med hur lång tid servern man anropar tar. </text:p>
            <text:p text:style-name="P3"/>
          </table:table-cell>
          <table:table-cell table:style-name="Tabell5.B2" office:value-type="float" office:value="1">
            <text:p text:style-name="P3">1</text:p>
          </table:table-cell>
          <table:table-cell table:style-name="Tabell5.C2" office:value-type="float" office:value="0">
            <text:p text:style-name="P3">0</text:p>
          </table:table-cell>
        </table:table-row>
        <table:table-row>
          <table:table-cell table:style-name="Tabell5.A3" office:value-type="string">
            <text:p text:style-name="P5"/>
            <text:p text:style-name="P5">Javascript + CSS</text:p>
            <text:p text:style-name="P6">Strukturera om koden så den blir mer lättanvändlig och logisk!!</text:p>
            <text:p text:style-name="P6"/>
          </table:table-cell>
          <table:table-cell table:style-name="Tabell5.B2" office:value-type="float" office:value="3">
            <text:p text:style-name="P3">3</text:p>
          </table:table-cell>
          <table:table-cell table:style-name="Tabell5.C2" office:value-type="float" office:value="0">
            <text:p text:style-name="P3">0</text:p>
          </table:table-cell>
        </table:table-row>
      </table:table>
      <text:p text:style-name="P12"/>
      <text:p text:style-name="P12"><text:line-break/></text:p>
      <text:p text:style-name="P13">Sprint 5</text:p>
      <text:p text:style-name="P12"/>
      <table:table table:name="Tabell6" table:style-name="Tabell6">
        <table:table-column table:style-name="Tabell6.A"/>
        <table:table-column table:style-name="Tabell6.B"/>
        <table:table-column table:style-name="Tabell6.C"/>
        <table:table-row>
          <table:table-cell table:style-name="Tabell6.A1" office:value-type="string">
            <text:p text:style-name="P2">UPPGIFT</text:p>
          </table:table-cell>
          <table:table-cell table:style-name="Tabell6.B1" office:value-type="float" office:value="1">
            <text:p text:style-name="P2">1</text:p>
          </table:table-cell>
          <table:table-cell table:style-name="Tabell6.C1" office:value-type="float" office:value="2">
            <text:p text:style-name="P2">2</text:p>
          </table:table-cell>
        </table:table-row>
        <table:table-row>
          <table:table-cell table:style-name="Tabell6.A2" office:value-type="string">
            <text:p text:style-name="P5"/>
            <text:p text:style-name="P5">Javascript + CSS</text:p>
            <text:p text:style-name="P3">Popupfönster ska hamna ovanför varandra. </text:p>
            <text:p text:style-name="P3"/>
          </table:table-cell>
          <table:table-cell table:style-name="Tabell6.B2" office:value-type="float" office:value="3">
            <text:p text:style-name="P3">3</text:p>
          </table:table-cell>
          <table:table-cell table:style-name="Tabell6.C2" office:value-type="float" office:value="0">
            <text:p text:style-name="P3">0</text:p>
          </table:table-cell>
        </table:table-row>
        <table:table-row>
          <table:table-cell table:style-name="Tabell6.A3" office:value-type="string">
            <text:p text:style-name="P22"/>
            <text:p text:style-name="P22">Javascript + CSS</text:p>
            <text:p text:style-name="P23">Gör så att man kan ordentligt kan ändra storlek på fönstret genom att dra i hörnet.</text:p>
            <text:p text:style-name="P23"/>
            <text:p text:style-name="P24"/>
          </table:table-cell>
          <table:table-cell table:style-name="Tabell6.B2" office:value-type="float" office:value="0">
            <text:p text:style-name="P3">0</text:p>
          </table:table-cell>
          <table:table-cell table:style-name="Tabell6.C2" office:value-type="float" office:value="3">
            <text:p text:style-name="P3">3</text:p>
          </table:table-cell>
        </table:table-row>
        <table:table-row>
          <table:table-cell table:style-name="Tabell6.A3" office:value-type="string">
            <text:p text:style-name="P5"/>
            <text:p text:style-name="P6">Skapa en snyggare ikon 2 och testa hur lätt/svårt det är att skapa ett nytt fönster som är anknytet och personaliserat till ikon nr.2</text:p>
            <text:p text:style-name="P6"/>
          </table:table-cell>
          <table:table-cell table:style-name="Tabell6.B2" office:value-type="float" office:value="1">
            <text:p text:style-name="P3">1</text:p>
          </table:table-cell>
          <table:table-cell table:style-name="Tabell6.C2" office:value-type="float" office:value="1">
            <text:p text:style-name="P3">1</text:p>
          </table:table-cell>
        </table:table-row>
      </table:table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6T13:15:20.99</dc:date>
    <meta:editing-duration>P4DT13H36M</meta:editing-duration>
    <meta:editing-cycles>149</meta:editing-cycles>
    <meta:generator>OpenOffice.org/3.3$Win32 OpenOffice.org_project/330m20$Build-9567</meta:generator>
    <meta:document-statistic meta:table-count="6" meta:image-count="0" meta:object-count="0" meta:page-count="3" meta:paragraph-count="105" meta:word-count="336" meta:character-count="1792"/>
  </office:meta>
</office:document-meta>
</file>